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7.15   |   <text:a xlink:type="simple" xlink:href="http://palinfo.habago.org/Entry?Command=Information_PrintForum#FORUM40407"><text:span text:style-name="T1">#</text:span></text:a></text:p>
      <text:p text:style-name="P2">小鳥的眼神</text:p>
      <text:p text:style-name="P2">陳真 2005. 7. 15.</text:p>
      <text:p text:style-name="P2"/>
      <text:p text:style-name="P2"/>
      <text:p text:style-name="P2">這些小鳥的眼神，跟人、跟狗實在很像。你吃東西，牠在一旁看著，抬頭注視，等待機會或期待分享。圖可放大看。</text:p>
      <text:p text:style-name="P2"/>
      <text:p text:style-name="P2">CAMBRIDGEANDGRANTCHESTER00006.jpg</text:p>
      <text:p text:style-name="P2"/>
      <text:p text:style-name="P2"/>
      <text:p text:style-name="P2">（2005. 7. 8. 攝於 Grantchester）</text:p>
      <text:p text:style-name="P2"/>
      <text:p text:style-name="P2">CAMBRIDGEANDGRANTCHESTER00001.jpg</text:p>
      <text:p text:style-name="P2"/>
      <text:p text:style-name="P2">（2005. 7. 8. 攝於 Grantchester）</text:p>
      <text:p text:style-name="P2"/>
      <text:p text:style-name="P2">CAMBRIDGEANDGRANTCHESTER00009.jpg</text:p>
      <text:p text:style-name="P2"/>
      <text:p text:style-name="P2">（2005. 7. 8. 攝於 Grantchester）</text:p>
      <text:p text:style-name="P2"/>
      <text:p text:style-name="P2">CAMBRIDGEANDGRANTCHESTER00007.jpg</text:p>
      <text:p text:style-name="P2"/>
      <text:p text:style-name="P2">（2005. 7. 8. 攝於 Grantchester）</text:p>
      <text:p text:style-name="P2"/>
      <text:p text:style-name="P2">CAMBRIDGEANDGRANTCHESTER00002.jpg</text:p>
      <text:p text:style-name="P2"/>
      <text:p text:style-name="P2">（2005. 7. 8. 攝於 Grantchester）</text:p>
      <text:p text:style-name="P2"/>
      <text:p text:style-name="P2">bird00001.jpg</text:p>
      <text:p text:style-name="P2"/>
      <text:p text:style-name="P2">（2005. 5. 13. 攝於 坎城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